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b9d5b" officeooo:paragraph-rsid="001b9d5b"/>
    </style:style>
    <style:style style:name="P2" style:family="paragraph" style:parent-style-name="Footer">
      <style:paragraph-properties fo:text-align="end" style:justify-single-word="false"/>
    </style:style>
    <style:style style:name="P3" style:family="paragraph" style:parent-style-name="Text_20_body">
      <style:text-properties officeooo:rsid="001b9d5b" officeooo:paragraph-rsid="001b9d5b"/>
    </style:style>
    <style:style style:name="P4" style:family="paragraph" style:parent-style-name="Text_20_body">
      <style:text-properties officeooo:rsid="001c2e62" officeooo:paragraph-rsid="001c2e62"/>
    </style:style>
    <style:style style:name="P5" style:family="paragraph" style:parent-style-name="Text_20_body">
      <style:text-properties officeooo:rsid="001decb3" officeooo:paragraph-rsid="001decb3"/>
    </style:style>
    <style:style style:name="P6" style:family="paragraph" style:parent-style-name="Text_20_body">
      <style:text-properties officeooo:rsid="0020e406" officeooo:paragraph-rsid="0020e406"/>
    </style:style>
    <style:style style:name="P7" style:family="paragraph" style:parent-style-name="Text_20_body">
      <style:text-properties officeooo:rsid="00232f3e" officeooo:paragraph-rsid="00232f3e"/>
    </style:style>
    <style:style style:name="P8" style:family="paragraph" style:parent-style-name="Text_20_body">
      <style:text-properties officeooo:rsid="00232f3e" officeooo:paragraph-rsid="0024cbdd"/>
    </style:style>
    <style:style style:name="P9" style:family="paragraph" style:parent-style-name="Text_20_body">
      <style:text-properties officeooo:rsid="0024cbdd" officeooo:paragraph-rsid="0024cbdd"/>
    </style:style>
    <style:style style:name="P10" style:family="paragraph" style:parent-style-name="Text_20_body">
      <style:text-properties officeooo:rsid="00263b8c" officeooo:paragraph-rsid="00263b8c"/>
    </style:style>
    <style:style style:name="P11" style:family="paragraph" style:parent-style-name="Text_20_body">
      <style:paragraph-properties fo:margin-top="0in" fo:margin-bottom="0in" style:contextual-spacing="false"/>
      <style:text-properties style:font-name="Courier New" fo:font-size="8pt" officeooo:rsid="00232f3e" officeooo:paragraph-rsid="00232f3e" style:font-size-asian="8pt" style:font-size-complex="8pt"/>
    </style:style>
    <style:style style:name="P12" style:family="paragraph" style:parent-style-name="Contents_20_2">
      <style:paragraph-properties>
        <style:tab-stops>
          <style:tab-stop style:position="6.7283in" style:type="right" style:leader-style="dotted" style:leader-text="."/>
        </style:tab-stops>
      </style:paragraph-properties>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Text_20_body" style:list-style-name="L1">
      <style:text-properties officeooo:rsid="001b9d5b" officeooo:paragraph-rsid="001b9d5b"/>
    </style:style>
    <style:style style:name="P15" style:family="paragraph" style:parent-style-name="Text_20_body" style:list-style-name="L2">
      <style:text-properties officeooo:rsid="001eac10" officeooo:paragraph-rsid="001eac10"/>
    </style:style>
    <style:style style:name="P16" style:family="paragraph" style:parent-style-name="Text_20_body" style:list-style-name="L2">
      <style:text-properties officeooo:rsid="0020860d" officeooo:paragraph-rsid="0020860d"/>
    </style:style>
    <style:style style:name="P17" style:family="paragraph" style:parent-style-name="Text_20_body" style:list-style-name="L3">
      <style:text-properties officeooo:rsid="0026fc65" officeooo:paragraph-rsid="0026fc65"/>
    </style:style>
    <style:style style:name="P18" style:family="paragraph" style:parent-style-name="Text_20_body" style:list-style-name="L3">
      <style:text-properties officeooo:rsid="0028eece" officeooo:paragraph-rsid="0028eece"/>
    </style:style>
    <style:style style:name="P19" style:family="paragraph" style:parent-style-name="Text_20_body">
      <style:text-properties officeooo:rsid="002a5647" officeooo:paragraph-rsid="002a5647"/>
    </style:style>
    <style:style style:name="P20" style:family="paragraph" style:parent-style-name="Text_20_body" style:list-style-name="L4">
      <style:text-properties officeooo:rsid="002a5647" officeooo:paragraph-rsid="002a5647"/>
    </style:style>
    <style:style style:name="P21" style:family="paragraph" style:parent-style-name="Heading_20_1">
      <style:text-properties officeooo:rsid="001b9d5b" officeooo:paragraph-rsid="001b9d5b"/>
    </style:style>
    <style:style style:name="P22" style:family="paragraph" style:parent-style-name="Heading_20_1">
      <style:text-properties officeooo:rsid="00232f3e"/>
    </style:style>
    <style:style style:name="T1" style:family="text">
      <style:text-properties officeooo:rsid="001ee58d"/>
    </style:style>
    <style:style style:name="T2" style:family="text">
      <style:text-properties officeooo:rsid="0020e406"/>
    </style:style>
    <style:style style:name="T3" style:family="text">
      <style:text-properties officeooo:rsid="0024cbd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text:a xlink:type="simple" xlink:href="#__RefHeading__105_223344759" text:style-name="Index_20_Link" text:visited-style-name="Index_20_Link">Cartesian/Polar Grid Pattern Matching<text:tab/>1</text:a></text:p>
          <text:p text:style-name="P13"><text:a xlink:type="simple" xlink:href="#__RefHeading__33_1488024261" text:style-name="Index_20_Link" text:visited-style-name="Index_20_Link">Tutorial Video<text:tab/>1</text:a></text:p>
          <text:p text:style-name="P13"><text:a xlink:type="simple" xlink:href="#__RefHeading__35_1488024261" text:style-name="Index_20_Link" text:visited-style-name="Index_20_Link">Help Engine<text:tab/>2</text:a></text:p>
          <text:p text:style-name="P13"><text:a xlink:type="simple" xlink:href="#__RefHeading__70_180482465" text:style-name="Index_20_Link" text:visited-style-name="Index_20_Link">JPEG2000<text:tab/>2</text:a></text:p>
          <text:p text:style-name="P12"><text:a xlink:type="simple" xlink:href="#__RefHeading__72_180482465" text:style-name="Index_20_Link" text:visited-style-name="Index_20_Link">Plugin qtjp2imageformat<text:tab/>2</text:a></text:p>
          <text:p text:style-name="P12"><text:a xlink:type="simple" xlink:href="#__RefHeading__74_180482465" text:style-name="Index_20_Link" text:visited-style-name="Index_20_Link">OpenJPEG<text:tab/>2</text:a></text:p>
          <text:p text:style-name="P13"><text:a xlink:type="simple" xlink:href="#__RefHeading__166_433822947" text:style-name="Index_20_Link" text:visited-style-name="Index_20_Link">Windows Installer<text:tab/>2</text:a></text:p>
          <text:p text:style-name="P12"><text:a xlink:type="simple" xlink:href="#__RefHeading__168_433822947" text:style-name="Index_20_Link" text:visited-style-name="Index_20_Link">Guid<text:tab/>2</text:a></text:p>
          <text:p text:style-name="P13"><text:a xlink:type="simple" xlink:href="#__RefHeading__170_433822947" text:style-name="Index_20_Link" text:visited-style-name="Index_20_Link">Linux Release<text:tab/>3</text:a></text:p>
        </text:index-body>
      </text:table-of-content>
      <text:h text:style-name="P21" text:outline-level="1"/>
      <text:h text:style-name="P21" text:outline-level="1"><text:bookmark-start text:name="__RefHeading__105_223344759"/>Cartesian/Polar Grid Pattern Matching<text:bookmark-end text:name="__RefHeading__105_223344759"/></text:h>
      <text:p text:style-name="P3">Options:</text:p>
      <text:list xml:id="list5900520224876184650" text:style-name="L1">
        <text:list-item>
          <text:p text:style-name="P14">Search parameter space of (grid line count, grid line start, grid line number, angle) for X and Y separately, while performing fast cross correlations using FFTW3.</text:p>
        </text:list-item>
        <text:list-item>
          <text:p text:style-name="P14">Scan the X histogram vertically from top to bottom, and stopping when the existing points no longer fit the pattern FOREGROUND = START + (I – 1) * STEP</text:p>
        </text:list-item>
      </text:list>
      <text:p text:style-name="P3"/>
      <text:p text:style-name="P3">Option 1 took very long (30 seconds) to perform X then Y searches. Like most global peak searches, there were plenty of local peaks to interfere with performing gradient, and other, search optimizations.</text:p>
      <text:p text:style-name="P4">Conclusion – Careful examination of various polar plots shows that the use of concentric rings as gridlines has little correlation with the plot type in terms of cartesian or polar. So cartesian/polar plot identification coding was stopped, and the files put into the deprecated subdirectory.</text:p>
      <text:h text:style-name="Heading_20_1" text:outline-level="1"><text:bookmark-start text:name="__RefHeading__33_1488024261"/>Tutorial Video<text:bookmark-end text:name="__RefHeading__33_1488024261"/></text:h>
      <text:p text:style-name="P5">Originally the tutorial video was to be added to the qrc file, but that caused a segfault on a 9MB file. Google search revealed adding large multimedia file(s) to resource file causes problems (since data gets stored as C array, and there are swap issues).</text:p>
      <text:p text:style-name="P5">An attempt was made to play the mp4 file using Qt, by appending “multimedia multimediaplugins” to QT in the project file. This failed with an error that should have been fixed by installing libgstreamers. Playback using Qt was abandoned as too complicated and fragile to try to implement on many different platforms.</text:p>
      <text:h text:style-name="Heading_20_1" text:outline-level="1"><text:bookmark-start text:name="__RefHeading__35_1488024261"/><text:soft-page-break/>Help Engine<text:bookmark-end text:name="__RefHeading__35_1488024261"/></text:h>
      <text:list xml:id="list1652336401649616553" text:style-name="L2">
        <text:list-item>
          <text:p text:style-name="P15">Installed qttools5-dev <text:span text:style-name="T1">and qttools-dev-tools</text:span> in muon </text:p>
        </text:list-item>
        <text:list-item>
          <text:p text:style-name="P16">'build' script in help subdirectory builds the help files for the engauge executable. If the help files are not built, selecting Help / Help menu option brings up an empty Help dialog.</text:p>
        </text:list-item>
      </text:list>
      <text:h text:style-name="Heading_20_1" text:outline-level="1"><text:bookmark-start text:name="__RefHeading__70_180482465"/>JPEG2000<text:bookmark-end text:name="__RefHeading__70_180482465"/></text:h>
      <text:h text:style-name="Heading_20_2" text:outline-level="2"><text:bookmark-start text:name="__RefHeading__72_180482465"/>Plugin qtjp2imageform<text:span text:style-name="T2">at</text:span><text:bookmark-end text:name="__RefHeading__72_180482465"/></text:h>
      <text:p text:style-name="P6">Downloaded from <text:a xlink:type="simple" xlink:href="https://github.com/kbinani/qt-solutions">https://github.com/kbinani/qt-solutions</text:a>. Code is from qt3 and unmaintained. This requires the JasPer library, which according to <text:a xlink:type="simple" xlink:href="https://en.wikipedia.org/wiki/JPEG_2000">https://en.wikipedia.org/wiki/JPEG_2000</text:a> has limited JPEG2000 feature support. </text:p>
      <text:h text:style-name="Heading_20_2" text:outline-level="2"><text:bookmark-start text:name="__RefHeading__74_180482465"/>OpenJPEG<text:bookmark-end text:name="__RefHeading__74_180482465"/></text:h>
      <text:p text:style-name="P6">Self-contained library with attractive licensing.</text:p>
      <text:h text:style-name="P22" text:outline-level="1"><text:bookmark-start text:name="__RefHeading__166_433822947"/>Windows Installer<text:bookmark-end text:name="__RefHeading__166_433822947"/></text:h>
      <text:p text:style-name="P7">WiX was selected since it is not buggy and is full featured (installs Microsoft products!).</text:p>
      <text:h text:style-name="Heading_20_2" text:outline-level="2"><text:bookmark-start text:name="__RefHeading__168_433822947"/>Guid<text:bookmark-end text:name="__RefHeading__168_433822947"/></text:h>
      <text:p text:style-name="P7">Built the following, from https://www.firegiant.com/wix/tutorial/getting-started/the-software-package/, using /cygdrive/C/MinGW/bin/gcc.exe uuidgen.c -lole32:</text:p>
      <text:p text:style-name="P7"/>
      <text:p text:style-name="P11">#define _OLEAUT32_</text:p>
      <text:p text:style-name="P11">#include &lt;stdio.h&gt;</text:p>
      <text:p text:style-name="P11">#include &lt;unknwn.h&gt;</text:p>
      <text:p text:style-name="P11">GUID guid;</text:p>
      <text:p text:style-name="P11">WORD* wstrGUID[100];</text:p>
      <text:p text:style-name="P11">char strGUID[100];</text:p>
      <text:p text:style-name="P11">int count, i;</text:p>
      <text:p text:style-name="P11">int main (int argc, char* argv[]) {</text:p>
      <text:p text:style-name="P11"><text:s text:c="2"/>if (argc != 2) {</text:p>
      <text:p text:style-name="P11"><text:s text:c="4"/>fprintf (stderr, "SYNTAX: UUIDGEN &lt;number-of-GUIDs-to-generate&gt;\n");</text:p>
      <text:p text:style-name="P11"><text:s text:c="4"/>return 1;</text:p>
      <text:p text:style-name="P11"><text:s text:c="4"/>}</text:p>
      <text:p text:style-name="P11"><text:s text:c="2"/>count = atoi (argv[1]);</text:p>
      <text:p text:style-name="P11"><text:s text:c="2"/>for (i = 0; i &lt; count; i++) {</text:p>
      <text:p text:style-name="P11"><text:s text:c="4"/>CoCreateGuid (&amp;guid);</text:p>
      <text:p text:style-name="P11"><text:s text:c="4"/>StringFromCLSID (&amp;guid, wstrGUID);</text:p>
      <text:p text:style-name="P11"><text:soft-page-break/><text:s text:c="4"/>WideCharToMultiByte (CP_ACP, 0, *wstrGUID, -1, strGUID, MAX_PATH, NULL, NULL);</text:p>
      <text:p text:style-name="P11"><text:s text:c="4"/>printf ("%s\n", strGUID);</text:p>
      <text:p text:style-name="P11"><text:s text:c="4"/>}</text:p>
      <text:p text:style-name="P11"><text:s text:c="2"/>return 0;</text:p>
      <text:p text:style-name="P11">}</text:p>
      <text:p text:style-name="P5"/>
      <text:p text:style-name="P8">Result<text:span text:style-name="T3">s:</text:span></text:p>
      <text:p text:style-name="P8"><text:span text:style-name="T3">Product:</text:span> {1FBCEF62-3E8D-4E44-A0B5-0F066BAB900D}</text:p>
      <text:p text:style-name="P9">Installation package: {4E5846BB-039A-41BF-86EF-2A72B7BEE918}</text:p>
      <text:p text:style-name="P10">Exe: {5CE13C36-6B3D-4B6C-B183-C8DC80B70D1F}</text:p>
      <text:h text:style-name="Heading_20_1" text:outline-level="1"><text:bookmark-start text:name="__RefHeading__170_433822947"/>Linux Release<text:bookmark-end text:name="__RefHeading__170_433822947"/></text:h>
      <text:list xml:id="list6468856305883882040" text:style-name="L3">
        <text:list-item>
          <text:p text:style-name="P17">Download src tarball </text:p>
        </text:list-item>
        <text:list-item>
          <text:p text:style-name="P17">./configure –prefix=$HOME/qt-everywhere-opensource-5.5.1 -opensource -release -static -qt-zlib -qt-libpng -qt-libjpeg -qt-xcb -qt-freetype -qt-xkbcommon-x11 -no-opengl</text:p>
        </text:list-item>
        <text:list-item>
          <text:p text:style-name="P18">make -j 4</text:p>
        </text:list-item>
        <text:list-item>
          <text:p text:style-name="P18">make install</text:p>
        </text:list-item>
      </text:list>
      <text:h text:style-name="Heading_20_1" text:outline-level="1">Static Code Analysis</text:h>
      <text:list xml:id="list2914477691838672626" text:style-name="L4">
        <text:list-item>
          <text:p text:style-name="P20">Run </text:p>
        </text:list-item>
      </text:list>
      <text:p text:style-name="P19"><text:tab/>qmake QMAKE_CXX='scan-build g++'</text:p>
      <text:list xml:id="list3149865342093" text:continue-numbering="true" text:style-name="L4">
        <text:list-item>
          <text:p text:style-name="P20">Build normall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style:text-properties officeooo:rsid="001b9d5b" officeooo:paragraph-rsid="001b9d5b"/>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Engauge2 Software Development File</text:p>
      </style:header>
      <style:footer>
        <text:p text:style-name="MP2"><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8T11:59:07.594621520</meta:creation-date>
    <dc:date>2016-03-17T00:31:49.541835019</dc:date>
    <meta:editing-duration>PT1M57S</meta:editing-duration>
    <meta:editing-cycles>14</meta:editing-cycles>
    <meta:generator>LibreOffice/4.2.8.2$Linux_x86 LibreOffice_project/420m0$Build-2</meta:generator>
    <meta:document-statistic meta:table-count="0" meta:image-count="0" meta:object-count="0" meta:page-count="3" meta:paragraph-count="67" meta:word-count="486" meta:character-count="3451" meta:non-whitespace-character-count="2995"/>
  </office:meta>
</office:document-meta>
</file>